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d0e1" officeooo:paragraph-rsid="0016d0e1"/>
    </style:style>
    <style:style style:name="P2" style:family="paragraph" style:parent-style-name="Standard">
      <style:text-properties officeooo:rsid="0016d0e1" officeooo:paragraph-rsid="00187a28"/>
    </style:style>
    <style:style style:name="P3" style:family="paragraph" style:parent-style-name="Standard">
      <style:text-properties officeooo:rsid="0018ea02" officeooo:paragraph-rsid="0018ea02"/>
    </style:style>
    <style:style style:name="P4" style:family="paragraph" style:parent-style-name="Standard">
      <style:text-properties officeooo:rsid="001e4617" officeooo:paragraph-rsid="001e4617"/>
    </style:style>
    <style:style style:name="P5" style:family="paragraph" style:parent-style-name="Standard">
      <style:text-properties officeooo:rsid="0019060b" officeooo:paragraph-rsid="0019060b"/>
    </style:style>
    <style:style style:name="P6" style:family="paragraph" style:parent-style-name="Standard">
      <style:text-properties officeooo:rsid="0018ea02" officeooo:paragraph-rsid="0019060b"/>
    </style:style>
    <style:style style:name="P7" style:family="paragraph" style:parent-style-name="Standard">
      <style:text-properties fo:font-weight="bold" officeooo:rsid="001eabfd" officeooo:paragraph-rsid="001eabfd" style:font-weight-asian="bold" style:font-weight-complex="bold"/>
    </style:style>
    <style:style style:name="P8" style:family="paragraph" style:parent-style-name="Standard">
      <style:text-properties officeooo:rsid="001eabfd" officeooo:paragraph-rsid="001eabfd"/>
    </style:style>
    <style:style style:name="P9" style:family="paragraph" style:parent-style-name="Standard">
      <style:text-properties officeooo:rsid="002038ca" officeooo:paragraph-rsid="002038ca"/>
    </style:style>
    <style:style style:name="P10" style:family="paragraph" style:parent-style-name="Standard">
      <style:text-properties fo:font-weight="bold" officeooo:rsid="00245e11" officeooo:paragraph-rsid="00245e11" style:font-weight-asian="bold" style:font-weight-complex="bold"/>
    </style:style>
    <style:style style:name="P11" style:family="paragraph" style:parent-style-name="Standard">
      <style:text-properties fo:font-weight="normal" officeooo:rsid="00245e11" officeooo:paragraph-rsid="00245e11" style:font-weight-asian="normal" style:font-weight-complex="normal"/>
    </style:style>
    <style:style style:name="P12" style:family="paragraph" style:parent-style-name="Standard">
      <style:text-properties fo:font-weight="normal" officeooo:rsid="0025f9ff" officeooo:paragraph-rsid="0025f9ff" style:font-weight-asian="normal" style:font-weight-complex="normal"/>
    </style:style>
    <style:style style:name="P13" style:family="paragraph" style:parent-style-name="Standard">
      <style:paragraph-properties fo:margin-left="3.752cm" fo:text-indent="0cm" style:auto-text-indent="false"/>
      <style:text-properties fo:font-weight="normal" officeooo:rsid="0025f9ff" officeooo:paragraph-rsid="0025f9ff" style:font-weight-asian="normal" style:font-weight-complex="normal"/>
    </style:style>
    <style:style style:name="P14" style:family="paragraph" style:parent-style-name="Standard">
      <style:paragraph-properties fo:margin-left="0cm" fo:text-indent="0cm" style:auto-text-indent="false"/>
      <style:text-properties fo:font-weight="normal" officeooo:rsid="0025f9ff" officeooo:paragraph-rsid="0025f9ff" style:font-weight-asian="normal" style:font-weight-complex="normal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cf302" officeooo:paragraph-rsid="0025f9ff" style:font-weight-asian="normal" style:font-weight-complex="normal"/>
    </style:style>
    <style:style style:name="P16" style:family="paragraph" style:parent-style-name="Standard">
      <style:paragraph-properties fo:margin-left="0cm" fo:text-indent="0cm" style:auto-text-indent="false"/>
      <style:text-properties fo:font-weight="normal" officeooo:rsid="0027c161" officeooo:paragraph-rsid="0027c161" style:font-weight-asian="normal" style:font-weight-complex="normal"/>
    </style:style>
    <style:style style:name="P17" style:family="paragraph" style:parent-style-name="Standard">
      <style:paragraph-properties fo:margin-left="0cm" fo:text-indent="0cm" style:auto-text-indent="false"/>
      <style:text-properties fo:font-weight="normal" officeooo:rsid="0027c161" officeooo:paragraph-rsid="0027ce8b" style:font-weight-asian="normal" style:font-weight-complex="normal"/>
    </style:style>
    <style:style style:name="P18" style:family="paragraph" style:parent-style-name="Standard">
      <style:text-properties fo:font-weight="normal" officeooo:rsid="0028518d" officeooo:paragraph-rsid="0028518d" style:font-weight-asian="normal" style:font-weight-complex="normal"/>
    </style:style>
    <style:style style:name="P19" style:family="paragraph" style:parent-style-name="Standard">
      <style:text-properties officeooo:rsid="001eabfd" officeooo:paragraph-rsid="00245e11"/>
    </style:style>
    <style:style style:name="T1" style:family="text">
      <style:text-properties officeooo:rsid="00187a28"/>
    </style:style>
    <style:style style:name="T2" style:family="text">
      <style:text-properties officeooo:rsid="0018ea02"/>
    </style:style>
    <style:style style:name="T3" style:family="text">
      <style:text-properties officeooo:rsid="0019060b"/>
    </style:style>
    <style:style style:name="T4" style:family="text">
      <style:text-properties officeooo:rsid="002353ca"/>
    </style:style>
    <style:style style:name="T5" style:family="text">
      <style:text-properties officeooo:rsid="001f940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5f9ff"/>
    </style:style>
    <style:style style:name="T8" style:family="text">
      <style:text-properties officeooo:rsid="0027ce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SE<text:tab/>Extended<text:tab/><text:tab/>168<text:tab/><text:tab/><text:tab/><text:tab/><text:tab/><text:tab/><text:span text:style-name="T1">328</text:span></text:p>
      <text:p text:style-name="P1">1111<text:tab/><text:tab/><text:tab/><text:tab/>Not used<text:tab/><text:tab/><text:tab/><text:tab/><text:tab/><text:span text:style-name="T1">1111</text:span></text:p>
      <text:p text:style-name="P1">1<text:tab/><text:tab/><text:tab/><text:tab/>Not used<text:tab/><text:tab/><text:tab/><text:tab/><text:tab/><text:span text:style-name="T1">1</text:span></text:p>
      <text:p text:style-name="P1">1<text:tab/><text:tab/><text:tab/><text:tab/>Boot size SZ1 (smallest)<text:tab/><text:tab/><text:tab/><text:span text:style-name="T1">1</text:span><text:tab/><text:span text:style-name="T1">BOD2</text:span></text:p>
      <text:p text:style-name="P1">1<text:tab/><text:tab/><text:tab/><text:tab/>Boot size SZ0<text:tab/><text:tab/><text:tab/><text:tab/><text:tab/><text:span text:style-name="T1">0</text:span><text:tab/><text:span text:style-name="T1">BOD1</text:span></text:p>
      <text:p text:style-name="P1">1<text:tab/><text:tab/><text:tab/><text:tab/>Reset vector<text:tab/><text:tab/><text:tab/><text:tab/><text:tab/><text:span text:style-name="T1">1</text:span><text:tab/><text:span text:style-name="T1">BOD0</text:span></text:p>
      <text:p text:style-name="P1"/>
      <text:p text:style-name="P1">Fuse high</text:p>
      <text:p text:style-name="P1">1<text:tab/><text:tab/><text:tab/><text:tab/>Ext Reset<text:tab/><text:tab/><text:tab/><text:tab/><text:tab/><text:span text:style-name="T2">1</text:span></text:p>
      <text:p text:style-name="P1">1<text:tab/><text:tab/><text:tab/><text:tab/>Debug<text:tab/><text:tab/><text:tab/><text:tab/><text:tab/><text:tab/><text:span text:style-name="T2">1</text:span></text:p>
      <text:p text:style-name="P1">0<text:tab/><text:tab/><text:tab/><text:tab/>Serial prog<text:tab/><text:tab/><text:tab/><text:tab/><text:tab/><text:span text:style-name="T2">0</text:span></text:p>
      <text:p text:style-name="P1">1<text:tab/><text:tab/><text:tab/><text:tab/>Watch dog<text:tab/><text:tab/><text:tab/><text:tab/><text:tab/><text:span text:style-name="T2">1</text:span></text:p>
      <text:p text:style-name="P1">0<text:tab/><text:tab/><text:tab/><text:tab/>EEPROM<text:tab/><text:tab/><text:tab/><text:tab/><text:tab/><text:span text:style-name="T2">0</text:span></text:p>
      <text:p text:style-name="P1">1<text:tab/><text:tab/><text:tab/><text:tab/>BodLeveL2<text:tab/><text:tab/><text:tab/><text:tab/><text:tab/><text:span text:style-name="T2">1</text:span><text:tab/><text:span text:style-name="T2">SZ1</text:span></text:p>
      <text:p text:style-name="P1">0<text:tab/><text:tab/><text:tab/><text:tab/>BodLeveL1<text:tab/><text:span text:style-name="T1">2.7V<text:tab/><text:tab/><text:tab/><text:tab/></text:span><text:span text:style-name="T2">1</text:span><text:span text:style-name="T1"><text:tab/></text:span><text:span text:style-name="T2">SZ0</text:span></text:p>
      <text:p text:style-name="P1">1<text:tab/><text:tab/><text:tab/><text:tab/>BodLeveL0<text:tab/><text:tab/><text:tab/><text:tab/><text:tab/><text:span text:style-name="T2">1</text:span><text:tab/><text:span text:style-name="T2">Reset Vector</text:span></text:p>
      <text:p text:style-name="P1"/>
      <text:p text:style-name="P1">Fuse<text:tab/><text:tab/><text:tab/><text:tab/><text:span text:style-name="T1">168 and 328</text:span><text:tab/></text:p>
      <text:p text:style-name="P1">1<text:tab/><text:tab/><text:tab/><text:tab/><text:span text:style-name="T1">Clock Divide</text:span></text:p>
      <text:p text:style-name="P1">1<text:tab/><text:tab/><text:tab/><text:tab/><text:span text:style-name="T1">Clock output</text:span></text:p>
      <text:p text:style-name="P1">0<text:tab/><text:tab/><text:tab/><text:tab/><text:span text:style-name="T1">SUT1<text:tab/><text:tab/>BOD enabled 14CK</text:span></text:p>
      <text:p text:style-name="P1">0<text:tab/><text:tab/><text:tab/><text:tab/><text:span text:style-name="T1">SUT0</text:span></text:p>
      <text:p text:style-name="P1">0<text:tab/><text:tab/><text:tab/><text:tab/><text:span text:style-name="T1">CKSEL3<text:tab/>Default 8MHz RC internal<text:tab/><text:tab/><text:tab/></text:span></text:p>
      <text:p text:style-name="P2">0<text:tab/><text:tab/><text:tab/><text:tab/><text:span text:style-name="T1">CKSEL2</text:span></text:p>
      <text:p text:style-name="P2">1<text:tab/><text:tab/><text:tab/><text:tab/><text:span text:style-name="T1">CKSEL1</text:span></text:p>
      <text:p text:style-name="P2">0<text:tab/><text:tab/><text:tab/><text:tab/><text:span text:style-name="T1">CKSEL0</text:span></text:p>
      <text:p text:style-name="P2"/>
      <text:p text:style-name="P2"/>
      <text:p text:style-name="P3">Fuses <text:tab/><text:tab/><text:tab/><text:tab/>Extended<text:tab/>High<text:tab/><text:tab/>Low</text:p>
      <text:p text:style-name="P3">For Atmega 168<text:tab/><text:tab/>0xFF<text:tab/><text:tab/>D5<text:tab/><text:tab/>C2</text:p>
      <text:p text:style-name="P3">For Atmega 328<text:tab/><text:tab/>0xFD<text:tab/><text:tab/>D7<text:tab/><text:tab/>C2</text:p>
      <text:p text:style-name="P4">Memory Lock<text:tab/><text:tab/><text:tab/>No memory protection needed set to 0xFF</text:p>
      <text:p text:style-name="P3"/>
      <text:p text:style-name="P3"/>
      <text:p text:style-name="P5">Valuers used in “UNO as AVR programmer”</text:p>
      <text:p text:style-name="P5"><text:tab/>168</text:p>
      <text:p text:style-name="P6"><text:tab/>Fuse_Ex = 0xFF;<text:tab/><text:tab/><text:span text:style-name="T3">Same</text:span></text:p>
      <text:p text:style-name="P6"><text:tab/>Fuse_H = 0xD7;<text:tab/><text:tab/><text:span text:style-name="T3">Different BOD</text:span></text:p>
      <text:p text:style-name="P6"><text:tab/>Fuse_L = 0xE2;<text:tab/><text:tab/><text:span text:style-name="T3">Different </text:span></text:p>
      <text:p text:style-name="P6"><text:tab/>Lock = 0xFF;<text:tab/><text:tab/><text:tab/><text:span text:style-name="T3">Different SUT</text:span></text:p>
      <text:p text:style-name="P3"/>
      <text:p text:style-name="P6"><text:tab/><text:span text:style-name="T3">328</text:span></text:p>
      <text:p text:style-name="P6"><text:tab/>Fuse_Ex = 0xFF;<text:tab/><text:tab/><text:span text:style-name="T3">Different BOD</text:span></text:p>
      <text:p text:style-name="P3"><text:tab/>Fuse_H = 0xD7;<text:tab/><text:tab/><text:span text:style-name="T3">Same</text:span></text:p>
      <text:p text:style-name="P3"><text:tab/>Fuse_L = 0xE2;<text:tab/><text:tab/><text:span text:style-name="T3">Different SUT</text:span></text:p>
      <text:p text:style-name="P3"><text:tab/>Lock = 0xFF;<text:tab/><text:tab/><text:tab/><text:span text:style-name="T3">No LOCK</text:span></text:p>
      <text:p text:style-name="P5">Note 168 and 328 fuses originally chosen top be the same.</text:p>
      <text:p text:style-name="P3"/>
      <text:p text:style-name="P3"><text:tab/></text:p>
      <text:p text:style-name="P3"/>
      <text:p text:style-name="P7">Migration of mini-OS and pcb_bootloader from Atmega 168 to 328 user device</text:p>
      <text:p text:style-name="P8"/>
      <text:p text:style-name="P8"><text:soft-page-break/>bootloader_header file:<text:tab/><text:tab/>No changes<text:tab/>(Target only detects Atmega devices)</text:p>
      <text:p text:style-name="P7">Bootloader_main_with_OS_reset.c</text:p>
      <text:p text:style-name="P8"><text:tab/><text:span text:style-name="T4">1.<text:tab/></text:span>PageSZ, Pamask, FlashSZ updated for Atmega 328 target</text:p>
      <text:p text:style-name="P8"><text:tab/><text:span text:style-name="T4">2.<text:tab/></text:span><text:span text:style-name="T5">Text<text:tab/>“Send file (Atmega328)”</text:span></text:p>
      <text:p text:style-name="P8"><text:tab/><text:span text:style-name="T4">3.<text:tab/></text:span><text:span text:style-name="T5">Fuse bytes updated</text:span></text:p>
      <text:p text:style-name="P8"/>
      <text:p text:style-name="P9">Bootloader_SW and HW subs no changes needed</text:p>
      <text:p text:style-name="P9"/>
      <text:p text:style-name="P9"><text:span text:style-name="T6">pcb_bootloader_CA and CC</text:span><text:tab/><text:tab/>Introductory text only needed changing</text:p>
      <text:p text:style-name="P9"/>
      <text:p text:style-name="P9"/>
      <text:p text:style-name="P10">Using the mini-OS with reset</text:p>
      <text:p text:style-name="P11"/>
      <text:p text:style-name="P11">Compile Bootloader for CA and CC displays using the resource file<text:tab/>Bootloader_main_with_OS_reset.c<text:tab/><text:tab/><text:tab/><text:span text:style-name="T7">DONE</text:span></text:p>
      <text:p text:style-name="P11"/>
      <text:p text:style-name="P12">In user Projects</text:p>
      <text:p text:style-name="P12"><text:tab/>Change definition of waiting_for_I2C_master </text:p>
      <text:p text:style-name="P12"><text:tab/><text:tab/>from</text:p>
      <text:p text:style-name="P13">TWCR = (1 &lt;&lt; TWEA) | (1 &lt;&lt; TWEN);\</text:p>
      <text:p text:style-name="P13">while (!(TWCR &amp; (1 &lt;&lt; TWINT)));\</text:p>
      <text:p text:style-name="P13">TWDR;</text:p>
      <text:p text:style-name="P14"><text:tab/><text:tab/>to</text:p>
      <text:p text:style-name="P13">TWCR = (1 &lt;&lt; TWEA) | (1 &lt;&lt; TWEN);\</text:p>
      <text:p text:style-name="P15"><text:tab/><text:tab/>{int m = 0; while((!(TWCR &amp; (1 &lt;&lt; TWINT))) &amp;&amp; (m++ &lt; 5000))wdr();\</text:p>
      <text:p text:style-name="P15"><text:tab/><text:tab/>if (m &gt;= 4999){sei(); while((!(TWCR &amp; (1 &lt;&lt; TWINT))));}}\</text:p>
      <text:p text:style-name="P13">TWDR;</text:p>
      <text:p text:style-name="P14"><text:tab/><text:tab/>DONE</text:p>
      <text:p text:style-name="P14"/>
      <text:p text:style-name="P16"/>
      <text:p text:style-name="P16">Add ISR routine<text:tab/><text:tab/><text:span text:style-name="T8">To user projects</text:span></text:p>
      <text:p text:style-name="P16">ISR (WDT_vect){</text:p>
      <text:p text:style-name="P16">……<text:tab/><text:tab/><text:tab/><text:tab/>//Proj<text:span text:style-name="T8">ect</text:span> dependent eeprom saves</text:p>
      <text:p text:style-name="P16">…...</text:p>
      <text:p text:style-name="P16">Reset_Atmega328;</text:p>
      <text:p text:style-name="P17">Reset_I2C;</text:p>
      <text:p text:style-name="P17"><text:span text:style-name="T8">while(1);</text:span>}</text:p>
      <text:p text:style-name="P16"><text:s text:c="2"/></text:p>
      <text:p text:style-name="P18">Add these definitions to the user project header file</text:p>
      <text:p text:style-name="P18"><text:tab/></text:p>
      <text:p text:style-name="P18">#define Reset_Atmega328 \</text:p>
      <text:p text:style-name="P18">PORTC |= (1 &lt;&lt; PC3);\</text:p>
      <text:p text:style-name="P18">DDRC |= (1 &lt;&lt; PC3);\</text:p>
      <text:p text:style-name="P18">_delay_ms(1);\</text:p>
      <text:p text:style-name="P18">PORTC &amp;= (~((1 &lt;&lt; PC3)));\</text:p>
      <text:p text:style-name="P18">_delay_ms(1);\</text:p>
      <text:p text:style-name="P18">PORTC |= (1 &lt;&lt; PC3);</text:p>
      <text:p text:style-name="P18"/>
      <text:p text:style-name="P18">#define Reset_I2C \</text:p>
      <text:p text:style-name="P18">DDRB |= (1 &lt;&lt; DDB4);\</text:p>
      <text:p text:style-name="P18">PORTB &amp;= (~(1 &lt;&lt; PORTB4));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2T15:45:51.667591300</meta:creation-date>
    <dc:date>2025-12-26T20:56:36.983995100</dc:date>
    <meta:editing-duration>PT1H50M28S</meta:editing-duration>
    <meta:editing-cycles>12</meta:editing-cycles>
    <meta:generator>LibreOffice/25.8.3.2$Windows_X86_64 LibreOffice_project/8ca8d55c161d602844f5428fa4b58097424e324e</meta:generator>
    <meta:document-statistic meta:table-count="0" meta:image-count="0" meta:object-count="0" meta:page-count="2" meta:paragraph-count="83" meta:word-count="370" meta:character-count="2202" meta:non-whitespace-character-count="1724"/>
  </office:meta>
</office:document-meta>
</file>